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596086" officeooo:paragraph-rsid="00596086"/>
    </style:style>
    <style:style style:name="P6" style:family="paragraph" style:parent-style-name="Standard" style:list-style-name="L1">
      <style:text-properties officeooo:rsid="00766caf" officeooo:paragraph-rsid="00766caf"/>
    </style:style>
    <style:style style:name="P7" style:family="paragraph" style:parent-style-name="Standard" style:list-style-name="L1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92c25"/>
    </style:style>
    <style:style style:name="P9" style:family="paragraph" style:parent-style-name="Standard" style:list-style-name="L2">
      <style:text-properties officeooo:rsid="00592c25" officeooo:paragraph-rsid="005ea70d"/>
    </style:style>
    <style:style style:name="P10" style:family="paragraph" style:parent-style-name="Standard" style:list-style-name="L2">
      <style:text-properties officeooo:rsid="005aa048" officeooo:paragraph-rsid="005aa048"/>
    </style:style>
    <style:style style:name="P11" style:family="paragraph" style:parent-style-name="Standard" style:list-style-name="L2">
      <style:text-properties officeooo:rsid="005c6312" officeooo:paragraph-rsid="005c6312"/>
    </style:style>
    <style:style style:name="P12" style:family="paragraph" style:parent-style-name="Standard" style:list-style-name="L2">
      <style:text-properties officeooo:rsid="005e3e8c" officeooo:paragraph-rsid="005e3e8c"/>
    </style:style>
    <style:style style:name="P13" style:family="paragraph" style:parent-style-name="Standard" style:list-style-name="L3">
      <style:text-properties officeooo:rsid="005e3e8c" officeooo:paragraph-rsid="005e3e8c"/>
    </style:style>
    <style:style style:name="P14" style:family="paragraph" style:parent-style-name="Standard" style:list-style-name="L2">
      <style:text-properties officeooo:rsid="005ea70d" officeooo:paragraph-rsid="005ea70d"/>
    </style:style>
    <style:style style:name="P15" style:family="paragraph" style:parent-style-name="Standard" style:list-style-name="L2">
      <style:text-properties officeooo:rsid="005eafe1" officeooo:paragraph-rsid="005eafe1"/>
    </style:style>
    <style:style style:name="P16" style:family="paragraph" style:parent-style-name="Standard" style:list-style-name="L3">
      <style:text-properties officeooo:rsid="005eafe1" officeooo:paragraph-rsid="005eafe1"/>
    </style:style>
    <style:style style:name="P17" style:family="paragraph" style:parent-style-name="Standard" style:list-style-name="L2">
      <style:text-properties officeooo:rsid="005f0393" officeooo:paragraph-rsid="005f0393"/>
    </style:style>
    <style:style style:name="P18" style:family="paragraph" style:parent-style-name="Standard" style:list-style-name="L2">
      <style:text-properties officeooo:rsid="005f3637" officeooo:paragraph-rsid="005f3637"/>
    </style:style>
    <style:style style:name="P19" style:family="paragraph" style:parent-style-name="Standard" style:list-style-name="L2">
      <style:text-properties officeooo:rsid="006008d4" officeooo:paragraph-rsid="006008d4"/>
    </style:style>
    <style:style style:name="P20" style:family="paragraph" style:parent-style-name="Standard" style:list-style-name="L2">
      <style:text-properties officeooo:rsid="0076beb6" officeooo:paragraph-rsid="0076beb6"/>
    </style:style>
    <style:style style:name="P21" style:family="paragraph" style:parent-style-name="Standard" style:list-style-name="L2">
      <style:text-properties officeooo:rsid="0061a9e2" officeooo:paragraph-rsid="0061a9e2"/>
    </style:style>
    <style:style style:name="P22" style:family="paragraph" style:parent-style-name="Standard" style:list-style-name="L2">
      <style:text-properties officeooo:rsid="0061a9e2" officeooo:paragraph-rsid="006289f0"/>
    </style:style>
    <style:style style:name="P23" style:family="paragraph" style:parent-style-name="Standard" style:list-style-name="L3">
      <style:text-properties officeooo:rsid="0061a9e2" officeooo:paragraph-rsid="0061a9e2"/>
    </style:style>
    <style:style style:name="P24" style:family="paragraph" style:parent-style-name="Standard" style:list-style-name="L2">
      <style:text-properties officeooo:rsid="0064b923" officeooo:paragraph-rsid="0064b923"/>
    </style:style>
    <style:style style:name="P25" style:family="paragraph" style:parent-style-name="Standard" style:list-style-name="L2">
      <style:text-properties officeooo:rsid="00650cf5" officeooo:paragraph-rsid="00650cf5"/>
    </style:style>
    <style:style style:name="P26" style:family="paragraph" style:parent-style-name="Standard" style:list-style-name="L2">
      <style:text-properties officeooo:rsid="0073c918" officeooo:paragraph-rsid="0073c918"/>
    </style:style>
    <style:style style:name="P27" style:family="paragraph" style:parent-style-name="Standard" style:list-style-name="L2">
      <style:text-properties officeooo:rsid="006a1342" officeooo:paragraph-rsid="006a1342"/>
    </style:style>
    <style:style style:name="P28" style:family="paragraph" style:parent-style-name="Standard" style:list-style-name="L3">
      <style:text-properties officeooo:rsid="007122a7" officeooo:paragraph-rsid="007122a7"/>
    </style:style>
    <style:style style:name="T1" style:family="text">
      <style:text-properties officeooo:rsid="00592c25"/>
    </style:style>
    <style:style style:name="T2" style:family="text">
      <style:text-properties officeooo:rsid="00596086"/>
    </style:style>
    <style:style style:name="T3" style:family="text">
      <style:text-properties officeooo:rsid="005aa048"/>
    </style:style>
    <style:style style:name="T4" style:family="text">
      <style:text-properties officeooo:rsid="005c6312"/>
    </style:style>
    <style:style style:name="T5" style:family="text">
      <style:text-properties officeooo:rsid="005eafe1"/>
    </style:style>
    <style:style style:name="T6" style:family="text">
      <style:text-properties officeooo:rsid="005f0393"/>
    </style:style>
    <style:style style:name="T7" style:family="text">
      <style:text-properties officeooo:rsid="006289f0"/>
    </style:style>
    <style:style style:name="T8" style:family="text">
      <style:text-properties officeooo:rsid="0064b923"/>
    </style:style>
    <style:style style:name="T9" style:family="text">
      <style:text-properties officeooo:rsid="00650cf5"/>
    </style:style>
    <style:style style:name="T10" style:family="text">
      <style:text-properties officeooo:rsid="00690e3b"/>
    </style:style>
    <style:style style:name="T11" style:family="text">
      <style:text-properties officeooo:rsid="006d4cf4"/>
    </style:style>
    <style:style style:name="T12" style:family="text">
      <style:text-properties officeooo:rsid="006f05bb"/>
    </style:style>
    <style:style style:name="T13" style:family="text">
      <style:text-properties officeooo:rsid="0074899f"/>
    </style:style>
    <style:style style:name="T14" style:family="text">
      <style:text-properties officeooo:rsid="00785700"/>
    </style:style>
    <style:style style:name="T15" style:family="text">
      <style:text-properties officeooo:rsid="007a6d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1434254181" text:style-name="L1">
        <text:list-item>
          <text:p text:style-name="P4">GDIL — graphical device interaction language, графический язык для <text:span text:style-name="T10">описания </text:span>взаимодействия устройств <text:span text:style-name="T10">интернета вещей</text:span></text:p>
        </text:list-item>
        <text:list-item>
          <text:p text:style-name="P4">Программа GDIL (Программа) — программа на языке GDIL, описывающая один сценарий взаимодействия</text:p>
        </text:list-item>
        <text:list-item>
          <text:p text:style-name="P4">Блок — элемент Программы, блоки объединяются логическими связями</text:p>
        </text:list-item>
        <text:list-item>
          <text:p text:style-name="P4">Триггер — событие, запускающее Программу</text:p>
        </text:list-item>
        <text:list-item>
          <text:p text:style-name="P4"><text:span text:style-name="T1">Блок извлечения данных из хранилища (Источник-датчик)</text:span> — Блок, описывающий процесс извлечения данных из хранилища <text:span text:style-name="T2">для дальнейшей обработки</text:span>.</text:p>
        </text:list-item>
        <text:list-item>
          <text:p text:style-name="P5">Блок запроса состояния устройства <text:span text:style-name="T3">(Источник-состояние)</text:span> — Блок, описывающий процесс запроса состояния устройства для дальнейшей обработки.</text:p>
        </text:list-item>
        <text:list-item>
          <text:p text:style-name="P6">Блок, генерирующий статическое значение (Статический источник) — Блок, всегда выдающий одно заданное разработчиком значение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</text:span></text:p>
        </text:list-item>
        <text:list-item>
          <text:p text:style-name="P7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149886389" text:style-name="L2">
        <text:list-item>
          <text:p text:style-name="P8">Общая схема выполнения Программы</text:p>
          <text:list>
            <text:list-item>
              <text:p text:style-name="P8">Выполнение каждой программы описывается набором Триггеров.</text:p>
            </text:list-item>
            <text:list-item>
              <text:p text:style-name="P10">Выполнение начинается, как только срабатывает один из <text:span text:style-name="T11">Т</text:span>риггеров.</text:p>
            </text:list-item>
            <text:list-item>
              <text:p text:style-name="P10">Выполнение начинается с <text:span text:style-name="T4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1">Данные передаются по цепочке Обработчикам.</text:p>
            </text:list-item>
            <text:list-item>
              <text:p text:style-name="P11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2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1">Если у Обработчика несколько входных данных, обработка произойдет, как только будут получены все необходимые данные из хранилищ.</text:p>
            </text:list-item>
          </text:list>
        </text:list-item>
        <text:list-item>
          <text:p text:style-name="P14">Триггеры.</text:p>
          <text:list>
            <text:list-item>
              <text:p text:style-name="P9">Триггерами могут быть следующие события: появление в хранилище нового измерения с датчика, изменение состояния устройства, <text:span text:style-name="T5">таймер</text:span>.</text:p>
            </text:list-item>
            <text:list-item>
              <text:p text:style-name="P14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4"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5">Для триггера-таймера указывается интервал срабатывания в миллисекундах.</text:p>
            </text:list-item>
          </text:list>
        </text:list-item>
        <text:list-item>
          <text:p text:style-name="P17">Типы данных, передающихся между блоками.</text:p>
          <text:list>
            <text:list-item>
              <text:p text:style-name="P18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8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9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14">Источники данных.</text:p>
          <text:list>
            <text:list-item>
              <text:p text:style-name="P15">Для источник<text:span text:style-name="T6">а</text:span>-датчик<text:span text:style-name="T6">а</text:span> указывается идентификатор устройства и название датчика. Если датчик выдает не пакетные данные, указывается количество <text:soft-page-break/>значений, которые нужно извлечь, <text:span text:style-name="T6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7">Для источника-состояния указывается идентификатор устройства и параметр, который нужно извлечь. Так же указывается, как его интерпретировать — число, текст или логическое значение. Если преобразование в нужный тип не удается, выполнение программы прерывается.</text:p>
            </text:list-item>
            <text:list-item>
              <text:p text:style-name="P20">Для статического источника указывается выдаваемый тип и значение.</text:p>
            </text:list-item>
          </text:list>
        </text:list-item>
        <text:list-item>
          <text:p text:style-name="P17">Блоки-обработчики</text:p>
          <text:list>
            <text:list-item>
              <text:p text:style-name="P17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7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19">У обработчика может быть несколько выходов, активируемых в различных ситуациях.</text:p>
            </text:list-item>
            <text:list-item>
              <text:p text:style-name="P21">Виды Обработчиков, предоставляемые в базовом наборе для пользователя.</text:p>
              <text:list>
                <text:list-item>
                  <text:p text:style-name="P21">Усреднение. Принимает на входе массив значений и выдает на выходе <text:span text:style-name="T7">одно значение — </text:span>среднее ар<text:span text:style-name="T14">и</text:span>фметическое.</text:p>
                </text:list-item>
                <text:list-item>
                  <text:p text:style-name="P21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1"><text:span text:style-name="T15">Выбор координаты</text:span>. Принимает на вход массив или одиночное <text:span text:style-name="T15">многомерное</text:span> значение, выдает на выходе массив той же длины или одно значение, но <text:span text:style-name="T15">содержащее значения только одной заданной координаты</text:span>. Разработчик Программы указывает, как<text:span text:style-name="T15">ую</text:span> "координат<text:span text:style-name="T15">у</text:span>" оставить.</text:p>
                </text:list-item>
                <text:list-item>
                  <text:p text:style-name="P22">Блок <text:span text:style-name="T7">нормировки. </text:span>Принимает на вход массив значени<text:span text:style-name="T12">й или одно значение</text:span>, <text:span text:style-name="T7">выдает</text:span> на выходе массив той же длины или одно значение, <text:span text:style-name="T7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4">Блок сравнения. 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В настройках указывается операция сравнения (<text:span text:style-name="T9">больше, меньше, равно, больше либо равно, меньше либо равно</text:span>), индекс для многомерных значений и число, с которым будет производиться сравнение.</text:p>
                </text:list-item>
                <text:list-item>
                  <text:p text:style-name="P25">Блок сравнения с диапазоном. <text:span text:style-name="T8">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</text:span>Проверяет, попадает ли входное значение в диапазон от min до max, при этом min и max задаются как значения той же размерности, что и входное.</text:p>
                </text:list-item>
                <text:list-item>
                  <text:p text:style-name="P26"><text:span text:style-name="T13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</text:list>
            </text:list-item>
          </text:list>
        </text:list-item>
        <text:list-item>
          <text:p text:style-name="P27">Командные блоки</text:p>
          <text:list>
            <text:list-item>
              <text:p text:style-name="P27">Командный блок предназначен для выполнения команды на устройстве.</text:p>
            </text:list-item>
            <text:list-item>
              <text:p text:style-name="P27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27"><text:soft-page-break/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27">Входные данные могут быть использованы как аргументы команды.</text:p>
            </text:list-item>
          </text:list>
        </text:list-item>
      </text:list>
      <text:p text:style-name="P2"/>
      <text:p text:style-name="P2">TODO</text:p>
      <text:list xml:id="list1795712699" text:style-name="L3">
        <text:list-item>
          <text:p text:style-name="P13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16">Срабатывание триггеров-таймеров по расписанию, как в Cron.</text:p>
        </text:list-item>
        <text:list-item>
          <text:p text:style-name="P23">Сторонние библиотеки для обработки.</text:p>
        </text:list-item>
        <text:list-item>
          <text:p text:style-name="P28">Тип данных, источник и блоки обработки для глобального времени.</text:p>
        </text:list-item>
        <text:list-item>
          <text:p text:style-name="P28">? Добавить метку времени в типы данных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3-25T16:54:40.982790344</dc:date>
    <meta:editing-duration>PT17H57M1S</meta:editing-duration>
    <meta:editing-cycles>69</meta:editing-cycles>
    <dc:creator>Денис  Беспалов</dc:creator>
    <meta:document-statistic meta:table-count="0" meta:image-count="0" meta:object-count="0" meta:page-count="3" meta:paragraph-count="55" meta:word-count="888" meta:character-count="6714" meta:non-whitespace-character-count="5841"/>
  </office:meta>
</office:document-meta>
</file>